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d8209" officeooo:paragraph-rsid="000d8209"/>
    </style:style>
    <style:style style:name="P2" style:family="paragraph" style:parent-style-name="Standard">
      <style:paragraph-properties fo:text-align="start" style:justify-single-word="false"/>
      <style:text-properties officeooo:rsid="000d8209" officeooo:paragraph-rsid="000d8209"/>
    </style:style>
    <style:style style:name="P3" style:family="paragraph" style:parent-style-name="Standard">
      <style:paragraph-properties fo:text-align="start" style:justify-single-word="false"/>
      <style:text-properties officeooo:rsid="000df5e1" officeooo:paragraph-rsid="000df5e1"/>
    </style:style>
    <style:style style:name="P4" style:family="paragraph" style:parent-style-name="Standard">
      <style:paragraph-properties fo:text-align="start" style:justify-single-word="false"/>
      <style:text-properties officeooo:rsid="000df5e1" officeooo:paragraph-rsid="000df5e1"/>
    </style:style>
    <style:style style:name="P5" style:family="paragraph" style:parent-style-name="Standard">
      <style:paragraph-properties fo:text-align="start" style:justify-single-word="false"/>
      <style:text-properties officeooo:rsid="000e27fe" officeooo:paragraph-rsid="000e27f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e27fe" officeooo:paragraph-rsid="000e2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Docker</text:p>
      <text:p text:style-name="P1"/>
      <text:p text:style-name="P2">1)Virtualisation</text:p>
      <text:p text:style-name="P2"/>
      <text:p text:style-name="P2">MainFrame → émuler un ordi dans un autre </text:p>
      <text:p text:style-name="P2"/>
      <text:p text:style-name="P2">ordi physique = host </text:p>
      <text:p text:style-name="P2">ordi logique = guest</text:p>
      <text:p text:style-name="P2"/>
      <text:p text:style-name="P2">avec virtualisation :</text:p>
      <text:p text:style-name="P2">1 gros serveur physique plusieurs vm</text:p>
      <text:p text:style-name="P2"/>
      <text:p text:style-name="P2">suppr de la maintenance des vm</text:p>
      <text:p text:style-name="P2">tmps migation limité</text:p>
      <text:p text:style-name="P2"/>
      <text:p text:style-name="P2">+ plusieurs vm sur un pc</text:p>
      <text:p text:style-name="P2">cloisonnement des vm</text:p>
      <text:p text:style-name="P2">maintenance simplifié</text:p>
      <text:p text:style-name="P2"><text:s/></text:p>
      <text:p text:style-name="P2">coût maitriser </text:p>
      <text:p text:style-name="P2">-seul les vm coûte ressources gumaines sur une seule infrastructure</text:p>
      <text:p text:style-name="P2">tout le matériel est simplifiée / standardisée (émulé)</text:p>
      <text:p text:style-name="P2"/>
      <text:p text:style-name="P2">meilleurs perf puisque </text:p>
      <text:p text:style-name="P2"/>
      <text:p text:style-name="P2">mais aussi une perte de perf puisque multiplication des os </text:p>
      <text:p text:style-name="P2"/>
      <text:p text:style-name="P2">2)Conteneurisation</text:p>
      <text:p text:style-name="P2">Equivalent à la virtualisation mais en plus léger</text:p>
      <text:p text:style-name="P2">-Pas d’émulation matérielle (on voit le vraie matos)</text:p>
      <text:p text:style-name="P2">-Pas d’os (utilisation de l’os de la machine hote soit le kernel)</text:p>
      <text:p text:style-name="P2">-Cloisenoment par Names space</text:p>
      <text:p text:style-name="P2">-Conteneurs ne voit pas les process hôte</text:p>
      <text:p text:style-name="P2">-Hôte voit les process lancée dans le conteneur</text:p>
      <text:p text:style-name="P2">-Un conteneur = un process du point de vue hôte</text:p>
      <text:p text:style-name="P2"/>
      <text:p text:style-name="P2"/>
      <text:p text:style-name="P2">Avantages </text:p>
      <text:p text:style-name="P2">-Archi ultra légère</text:p>
      <text:p text:style-name="P2">-Pas de surchage de CPU puisque conteneur est un process</text:p>
      <text:p text:style-name="P2">-Conso de ressources maîtrisé</text:p>
      <text:p text:style-name="P2">-Démarrage très rapide</text:p>
      <text:p text:style-name="P2">-Ne touche pas l’hote avec les chose installé sur le conteneur</text:p>
      <text:p text:style-name="P2"/>
      <text:p text:style-name="P2">Inconvenients</text:p>
      <text:p text:style-name="P2">-On partage l’os (kernel) donc pas forcémént la même version</text:p>
      <text:p text:style-name="P2">-Les droits plus complexe à gérer</text:p>
      <text:p text:style-name="P2">-Des droits pour certaine actions</text:p>
      <text:p text:style-name="P2">-Docker = Linux</text:p>
      <text:p text:style-name="P2"/>
      <text:p text:style-name="P2">/** Schéma explication dans le cm **/</text:p>
      <text:p text:style-name="P2"/>
      <text:p text:style-name="P2"><text:soft-page-break/>-Arboressence privée mettre les arboressence juste utile pour le conteneur</text:p>
      <text:p text:style-name="P2">-Chaque conteneru à un reseaux privée</text:p>
      <text:p text:style-name="P2">-Les pid ne seront pas les mêmes entre hote et conteneur</text:p>
      <text:p text:style-name="P2">-Dans le conteneur vous serez root</text:p>
      <text:p text:style-name="P2">-Un conteur peut avoir un bout d’arvo en commun pour avoir des dossiers partagée</text:p>
      <text:p text:style-name="P2">-le root dans un conteneur peut être root dans la machine</text:p>
      <text:p text:style-name="P2">-Les failles de l’hote se répercuterons sur le conteneur</text:p>
      <text:p text:style-name="P2"/>
      <text:p text:style-name="P2">4) Terminologie</text:p>
      <text:p text:style-name="P2">Image</text:p>
      <text:p text:style-name="P2">-Le modèle correspond à la structure des conteneus</text:p>
      <text:p text:style-name="P2">-se fait sur un seul layers chaque calque se repose sur la même base</text:p>
      <text:p text:style-name="P2"/>
      <text:p text:style-name="P2">Image servent de base des autres calques est aussi un ensemble de version</text:p>
      <text:p text:style-name="P2"/>
      <text:p text:style-name="P2">Conteneur ses le resultat de l’image et de ces calques(layers)</text:p>
      <text:p text:style-name="P2">-Suppression d’un conteneur suppime les données peut être garder avec un volume</text:p>
      <text:p text:style-name="P2"/>
      <text:p text:style-name="P2"/>
      <text:p text:style-name="P2">Les images publiques peuvent avoir des failles</text:p>
      <text:p text:style-name="P2"/>
      <text:p text:style-name="P2">Volumes</text:p>
      <text:p text:style-name="P2">volumes mappés</text:p>
      <text:p text:style-name="P2">volumes managés</text:p>
      <text:p text:style-name="P2"/>
      <text:p text:style-name="P2">un conteneur peut être liée a réseaux avec un autre conteneur</text:p>
      <text:p text:style-name="P2"/>
      <text:p text:style-name="P3">Types de conteneurs </text:p>
      <text:p text:style-name="P3"/>
      <text:p text:style-name="P3">sans fin (serv web)</text:p>
      <text:p text:style-name="P3">avec fin une action se lance et après conteneur s’arrête </text:p>
      <text:p text:style-name="P3"/>
      <text:p text:style-name="P3">le conteneur une fois arrêter est stocker dans une liste pas comme un process</text:p>
      <text:p text:style-name="P3"/>
      <text:p text:style-name="P3">un run rajoute un container dans une liste</text:p>
      <text:p text:style-name="P3"/>
      <text:p text:style-name="P3">ID</text:p>
      <text:p text:style-name="P3">id unique pour chaque conteneurs</text:p>
      <text:p text:style-name="P3">stop/start lance ou arrête le conteneur </text:p>
      <text:p text:style-name="P3">ou kill</text:p>
      <text:p text:style-name="P3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Virtualisation</text:p>
          </table:table-cell>
          <table:covered-table-cell/>
          <table:table-cell table:style-name="Tableau1.C1" table:number-columns-spanned="2" office:value-type="string">
            <text:p text:style-name="P7">conteneurisation</text:p>
          </table:table-cell>
          <table:covered-table-cell/>
        </table:table-row>
        <table:table-row>
          <table:table-cell table:style-name="Tableau1.A2" office:value-type="string">
            <text:p text:style-name="P7">Positif </text:p>
          </table:table-cell>
          <table:table-cell table:style-name="Tableau1.A2" office:value-type="string">
            <text:p text:style-name="P7">négatif</text:p>
          </table:table-cell>
          <table:table-cell table:style-name="Tableau1.A2" office:value-type="string">
            <text:p text:style-name="P7">Positif </text:p>
          </table:table-cell>
          <table:table-cell table:style-name="Tableau1.D2" office:value-type="string">
            <text:p text:style-name="P7">négatif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4:36:53.628000000</meta:creation-date>
    <dc:date>2023-10-19T00:34:59.280000000</dc:date>
    <meta:editing-duration>PT1H54M</meta:editing-duration>
    <meta:editing-cycles>3</meta:editing-cycles>
    <meta:generator>LibreOffice/7.6.0.3$Windows_X86_64 LibreOffice_project/69edd8b8ebc41d00b4de3915dc82f8f0fc3b6265</meta:generator>
    <meta:document-statistic meta:table-count="1" meta:image-count="0" meta:object-count="0" meta:page-count="3" meta:paragraph-count="72" meta:word-count="412" meta:character-count="2482" meta:non-whitespace-character-count="2129"/>
  </office:meta>
</office:document-meta>
</file>